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1" svg:font-family="Calibri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, Terminal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02cm" style:rel-column-width="4348*"/>
    </style:style>
    <style:style style:name="Таблица1.B" style:family="table-column">
      <style:table-column-properties style:column-width="4.501cm" style:rel-column-width="2609*"/>
    </style:style>
    <style:style style:name="Таблица1.C" style:family="table-column">
      <style:table-column-properties style:column-width="4.997cm" style:rel-column-width="2897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.013cm" fo:margin-left="0cm" table:align="left" style:writing-mode="lr-tb"/>
    </style:style>
    <style:style style:name="Таблица2.A" style:family="table-column">
      <style:table-column-properties style:column-width="2.196cm"/>
    </style:style>
    <style:style style:name="Таблица2.B" style:family="table-column">
      <style:table-column-properties style:column-width="5.398cm"/>
    </style:style>
    <style:style style:name="Таблица2.C" style:family="table-column">
      <style:table-column-properties style:column-width="5.9cm"/>
    </style:style>
    <style:style style:name="Таблица2.D" style:family="table-column">
      <style:table-column-properties style:column-width="3.519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2" style:family="table-row">
      <style:table-row-properties style:min-row-height="1.408cm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3" style:family="table-row">
      <style:table-row-properties style:min-row-height="1.402cm"/>
    </style:style>
    <style:style style:name="Таблица4" style:family="table">
      <style:table-properties style:width="17.013cm" fo:margin-left="0cm" table:align="left" style:writing-mode="lr-tb"/>
    </style:style>
    <style:style style:name="Таблица4.A" style:family="table-column">
      <style:table-column-properties style:column-width="2.196cm"/>
    </style:style>
    <style:style style:name="Таблица4.B" style:family="table-column">
      <style:table-column-properties style:column-width="5.398cm"/>
    </style:style>
    <style:style style:name="Таблица4.C" style:family="table-column">
      <style:table-column-properties style:column-width="5.9cm"/>
    </style:style>
    <style:style style:name="Таблица4.D" style:family="table-column">
      <style:table-column-properties style:column-width="3.519cm"/>
    </style:style>
    <style:style style:name="Таблица4.A1" style:family="table-cell">
      <style:table-cell-properties fo:padding="0.097cm" fo:border-left="1pt ridge #000000" fo:border-right="none" fo:border-top="1pt ridge #000000" fo:border-bottom="1pt ridge #000000"/>
    </style:style>
    <style:style style:name="Таблица4.D1" style:family="table-cell">
      <style:table-cell-properties fo:padding="0.097cm" fo:border="1pt ridge #000000"/>
    </style:style>
    <style:style style:name="Таблица4.2" style:family="table-row">
      <style:table-row-properties style:min-row-height="8.248cm"/>
    </style:style>
    <style:style style:name="Таблица3" style:family="table">
      <style:table-properties style:width="17.013cm" fo:margin-left="0cm" table:align="left" style:writing-mode="lr-tb"/>
    </style:style>
    <style:style style:name="Таблица3.A" style:family="table-column">
      <style:table-column-properties style:column-width="2.196cm"/>
    </style:style>
    <style:style style:name="Таблица3.B" style:family="table-column">
      <style:table-column-properties style:column-width="5.398cm"/>
    </style:style>
    <style:style style:name="Таблица3.C" style:family="table-column">
      <style:table-column-properties style:column-width="5.9cm"/>
    </style:style>
    <style:style style:name="Таблица3.D" style:family="table-column">
      <style:table-column-properties style:column-width="3.519cm"/>
    </style:style>
    <style:style style:name="Таблица3.A1" style:family="table-cell">
      <style:table-cell-properties fo:padding="0.097cm" fo:border-left="1pt groove #000000" fo:border-right="none" fo:border-top="1pt groove #000000" fo:border-bottom="1pt groove #000000"/>
    </style:style>
    <style:style style:name="Таблица3.D1" style:family="table-cell">
      <style:table-cell-properties fo:padding="0.097cm" fo:border="1pt groove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Обычный_20__2b__20_14_20_pt">
      <style:paragraph-properties fo:margin-left="0cm" fo:margin-right="-0.002cm" fo:text-indent="0cm" style:auto-text-indent="false"/>
      <style:text-properties fo:font-style="normal" officeooo:paragraph-rsid="0048512b" style:font-style-asian="normal" style:font-style-complex="normal"/>
    </style:style>
    <style:style style:name="P3" style:family="paragraph" style:parent-style-name="Обычный_20__2b__20_14_20_pt">
      <style:paragraph-properties fo:margin-left="0cm" fo:margin-right="-0.002cm" fo:text-indent="0cm" style:auto-text-indent="false"/>
      <style:text-properties fo:font-style="normal" officeooo:paragraph-rsid="00488eaf" style:font-style-asian="normal" style:font-style-complex="normal"/>
    </style:style>
    <style:style style:name="P4" style:family="paragraph" style:parent-style-name="Обычный_20__2b__20_14_20_pt">
      <style:paragraph-properties fo:margin-left="0cm" fo:margin-right="-0.002cm" fo:text-indent="0cm" style:auto-text-indent="false"/>
      <style:text-properties officeooo:paragraph-rsid="00488eaf"/>
    </style:style>
    <style:style style:name="P5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6" style:family="paragraph" style:parent-style-name="Footer">
      <style:text-properties officeooo:rsid="003fcc54" officeooo:paragraph-rsid="003fcc54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use-window-font-color="true" fo:font-size="14pt" officeooo:rsid="001186d7" officeooo:paragraph-rsid="001186d7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style:use-window-font-color="true" fo:font-size="14pt" style:font-size-asian="14pt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use-window-font-color="true" fo:font-size="14pt" style:font-size-asian="14pt" style:font-size-complex="14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paragraph-rsid="00193965" style:font-size-asian="14pt" style:font-weight-asian="bold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1a1c55" officeooo:paragraph-rsid="001a1c55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a1c55" officeooo:paragraph-rsid="001a1c55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48512b" officeooo:paragraph-rsid="0048512b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color="#000000" fo:font-size="14pt" fo:font-weight="bold" officeooo:paragraph-rsid="001a1c55" style:font-size-asian="14pt" style:font-weight-asian="bold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fo:font-size="14pt" fo:font-weight="bold" officeooo:rsid="001327c8" officeooo:paragraph-rsid="001327c8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use-window-font-color="true" fo:font-size="14pt" fo:font-weight="bold" officeooo:rsid="001327c8" officeooo:paragraph-rsid="001327c8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fo:font-size="14pt" fo:font-weight="bold" officeooo:rsid="00140b55" officeooo:paragraph-rsid="00140b55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use-window-font-color="true" style:font-name="Courier New1" fo:font-size="10pt" officeooo:rsid="001327c8" officeooo:paragraph-rsid="001327c8" style:font-size-asian="10pt" style:font-size-complex="10pt"/>
    </style:style>
    <style:style style:name="P2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use-window-font-color="true" style:font-name="Courier New1" fo:font-size="10pt" officeooo:rsid="00140b55" officeooo:paragraph-rsid="00140b55" style:font-size-asian="10pt" style:font-size-complex="10pt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style:font-name="Courier New1" fo:font-size="10pt" fo:font-weight="normal" officeooo:rsid="00140b55" officeooo:paragraph-rsid="003cab05" style:font-size-asian="8.75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style:font-name="Courier New1" fo:font-size="14pt" fo:font-weight="bold" officeooo:rsid="00140b55" officeooo:paragraph-rsid="003cab05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2b0988" officeooo:paragraph-rsid="002b0988" style:font-size-asian="14pt" style:language-asian="ru" style:country-asian="RU" style:font-size-complex="14pt"/>
    </style:style>
    <style:style style:name="P31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2cf654" officeooo:paragraph-rsid="002cf654" style:font-size-asian="14pt" style:language-asian="ru" style:country-asian="RU" style:font-size-complex="14pt"/>
    </style:style>
    <style:style style:name="P32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2cf654" officeooo:paragraph-rsid="003bc025" style:font-size-asian="14pt" style:language-asian="ru" style:country-asian="RU" style:font-size-complex="14pt"/>
    </style:style>
    <style:style style:name="P33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4c5703" officeooo:paragraph-rsid="004c5703" style:font-size-asian="14pt" style:language-asian="ru" style:country-asian="RU" style:font-size-complex="14pt"/>
    </style:style>
    <style:style style:name="P34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4c5703" officeooo:paragraph-rsid="004d5552" style:font-size-asian="14pt" style:language-asian="ru" style:country-asian="RU" style:font-size-complex="14pt"/>
    </style:style>
    <style:style style:name="P35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4c5703" officeooo:paragraph-rsid="00514acf" style:font-size-asian="14pt" style:language-asian="ru" style:country-asian="RU" style:font-size-complex="14pt"/>
    </style:style>
    <style:style style:name="P36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4c5703" officeooo:paragraph-rsid="0051dd25" style:font-size-asian="14pt" style:language-asian="ru" style:country-asian="RU" style:font-size-complex="14pt"/>
    </style:style>
    <style:style style:name="P37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4c5703" officeooo:paragraph-rsid="005232ed" style:font-size-asian="14pt" style:language-asian="ru" style:country-asian="RU" style:font-size-complex="14pt"/>
    </style:style>
    <style:style style:name="P38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4c5703" officeooo:paragraph-rsid="00545000" style:font-size-asian="14pt" style:language-asian="ru" style:country-asian="RU" style:font-size-complex="14pt"/>
    </style:style>
    <style:style style:name="P39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514acf" officeooo:paragraph-rsid="00514acf" style:font-size-asian="14pt" style:language-asian="ru" style:country-asian="RU" style:font-size-complex="14pt"/>
    </style:style>
    <style:style style:name="P40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5232ed" officeooo:paragraph-rsid="005232ed" style:font-size-asian="14pt" style:language-asian="ru" style:country-asian="RU" style:font-size-complex="14pt"/>
    </style:style>
    <style:style style:name="P41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545000" officeooo:paragraph-rsid="00545000" style:font-size-asian="14pt" style:language-asian="ru" style:country-asian="RU" style:font-size-complex="14pt"/>
    </style:style>
    <style:style style:name="P42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4d5552" officeooo:paragraph-rsid="004d5552" style:font-size-asian="14pt" style:language-asian="ru" style:country-asian="RU" style:font-size-complex="14pt"/>
    </style:style>
    <style:style style:name="P43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4d5552" officeooo:paragraph-rsid="0051dd25" style:font-size-asian="14pt" style:language-asian="ru" style:country-asian="RU" style:font-size-complex="14pt"/>
    </style:style>
    <style:style style:name="P44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4f1d79" officeooo:paragraph-rsid="00514acf" style:font-size-asian="14pt" style:language-asian="ru" style:country-asian="RU" style:font-size-complex="14pt"/>
    </style:style>
    <style:style style:name="P45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use-window-font-color="true" style:font-name="Times New Roman" fo:font-size="14pt" fo:language="ru" fo:country="RU" fo:font-weight="bold" officeooo:rsid="002b0988" officeooo:paragraph-rsid="002b0988" style:font-size-asian="14pt" style:language-asian="ru" style:country-asian="RU" style:font-weight-asian="bold" style:font-size-complex="14pt" style:font-weight-complex="bold"/>
    </style:style>
    <style:style style:name="P46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use-window-font-color="true" style:font-name="Times New Roman" fo:font-size="14pt" fo:language="ru" fo:country="RU" fo:font-weight="normal" officeooo:rsid="0040ff65" officeooo:paragraph-rsid="0048512b" style:font-size-asian="14pt" style:language-asian="ru" style:country-asian="RU" style:font-weight-asian="normal" style:font-size-complex="14pt" style:font-weight-complex="normal"/>
    </style:style>
    <style:style style:name="P47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use-window-font-color="true" style:font-name="Times New Roman" fo:font-size="14pt" fo:language="ru" fo:country="RU" fo:font-style="italic" officeooo:rsid="004c5703" officeooo:paragraph-rsid="004c5703" style:font-size-asian="14pt" style:language-asian="ru" style:country-asian="RU" style:font-style-asian="italic" style:font-size-complex="14pt" style:font-style-complex="italic"/>
    </style:style>
    <style:style style:name="P48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use-window-font-color="true" style:font-name="Times New Roman" fo:font-size="14pt" fo:language="ru" fo:country="RU" fo:font-style="italic" officeooo:rsid="004c5703" officeooo:paragraph-rsid="005232ed" style:font-size-asian="14pt" style:language-asian="ru" style:country-asian="RU" style:font-style-asian="italic" style:font-size-complex="14pt" style:font-style-complex="italic"/>
    </style:style>
    <style:style style:name="P49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use-window-font-color="true" style:font-name="Times New Roman" fo:font-size="14pt" fo:language="ru" fo:country="RU" fo:font-style="italic" officeooo:rsid="005232ed" officeooo:paragraph-rsid="005232ed" style:font-size-asian="14pt" style:language-asian="ru" style:country-asian="RU" style:font-style-asian="italic" style:font-size-complex="14pt" style:font-style-complex="italic"/>
    </style:style>
    <style:style style:name="P50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use-window-font-color="true" style:font-name="Times New Roman" fo:font-size="14pt" fo:language="ru" fo:country="RU" fo:font-style="italic" officeooo:rsid="00545000" officeooo:paragraph-rsid="00545000" style:font-size-asian="14pt" style:language-asian="ru" style:country-asian="RU" style:font-style-asian="italic" style:font-size-complex="14pt" style:font-style-complex="italic"/>
    </style:style>
    <style:style style:name="P5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font-name="Courier New1" fo:font-size="10pt" officeooo:rsid="001327c8" officeooo:paragraph-rsid="001327c8" style:font-size-asian="10pt" style:font-size-complex="10pt"/>
    </style:style>
    <style:style style:name="P5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5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officeooo:paragraph-rsid="0026ac14"/>
    </style:style>
    <style:style style:name="P54" style:family="paragraph" style:parent-style-name="Table_20_Contents">
      <style:paragraph-properties fo:text-align="center" style:justify-single-word="false"/>
      <style:text-properties officeooo:rsid="002b0988" officeooo:paragraph-rsid="002b0988"/>
    </style:style>
    <style:style style:name="P55" style:family="paragraph" style:parent-style-name="Table_20_Contents">
      <style:paragraph-properties fo:text-align="center" style:justify-single-word="false"/>
      <style:text-properties officeooo:rsid="002b0988" officeooo:paragraph-rsid="004a80d6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able_20_Contents">
      <style:paragraph-properties fo:text-align="center" style:justify-single-word="false"/>
      <style:text-properties officeooo:paragraph-rsid="00328f92"/>
    </style:style>
    <style:style style:name="P58" style:family="paragraph" style:parent-style-name="Table_20_Contents">
      <style:paragraph-properties fo:text-align="center" style:justify-single-word="false"/>
      <style:text-properties officeooo:paragraph-rsid="002cf654"/>
    </style:style>
    <style:style style:name="P59" style:family="paragraph" style:parent-style-name="Table_20_Contents">
      <style:paragraph-properties fo:text-align="center" style:justify-single-word="false"/>
      <style:text-properties officeooo:paragraph-rsid="004a80d6"/>
    </style:style>
    <style:style style:name="P60" style:family="paragraph" style:parent-style-name="Table_20_Contents">
      <style:paragraph-properties fo:text-align="center" style:justify-single-word="false"/>
      <style:text-properties officeooo:paragraph-rsid="004c13f1"/>
    </style:style>
    <style:style style:name="P61" style:family="paragraph" style:parent-style-name="Table_20_Contents">
      <style:paragraph-properties fo:text-align="start" style:justify-single-word="false"/>
    </style:style>
    <style:style style:name="P62" style:family="paragraph" style:parent-style-name="Table_20_Contents">
      <style:paragraph-properties fo:text-align="start" style:justify-single-word="false"/>
      <style:text-properties officeooo:paragraph-rsid="004c13f1"/>
    </style:style>
    <style:style style:name="P63" style:family="paragraph" style:parent-style-name="Table_20_Contents">
      <style:paragraph-properties fo:text-align="center" style:justify-single-word="false"/>
      <style:text-properties officeooo:rsid="00328f92" officeooo:paragraph-rsid="00328f92"/>
    </style:style>
    <style:style style:name="P64" style:family="paragraph" style:parent-style-name="Table_20_Contents">
      <style:paragraph-properties fo:text-align="center" style:justify-single-word="false"/>
      <style:text-properties officeooo:rsid="0033cf51" officeooo:paragraph-rsid="0033cf51"/>
    </style:style>
    <style:style style:name="P65" style:family="paragraph" style:parent-style-name="Table_20_Contents">
      <style:paragraph-properties fo:text-align="center" style:justify-single-word="false"/>
      <style:text-properties officeooo:rsid="004a80d6" officeooo:paragraph-rsid="004a80d6"/>
    </style:style>
    <style:style style:name="P66" style:family="paragraph" style:parent-style-name="Table_20_Contents">
      <style:paragraph-properties fo:text-align="center" style:justify-single-word="false"/>
      <style:text-properties officeooo:rsid="004aeffc" officeooo:paragraph-rsid="004aeffc"/>
    </style:style>
    <style:style style:name="P67" style:family="paragraph" style:parent-style-name="Standard">
      <style:paragraph-properties fo:margin-left="0cm" fo:margin-right="0cm" fo:line-height="120%" fo:text-align="justify" style:justify-single-word="false" fo:text-indent="1cm" style:auto-text-indent="false"/>
      <style:text-properties style:use-window-font-color="true" style:font-name="Calibri1" fo:font-size="14pt" fo:language="ru" fo:country="RU" officeooo:paragraph-rsid="001327c8" style:font-size-asian="14pt" style:language-asian="ru" style:country-asian="RU" style:font-size-complex="14pt"/>
    </style:style>
    <style:style style:name="P68" style:family="paragraph" style:parent-style-name="Standard">
      <style:paragraph-properties fo:margin-left="0cm" fo:margin-right="0cm" fo:line-height="120%" fo:text-align="justify" style:justify-single-word="false" fo:text-indent="1cm" style:auto-text-indent="false"/>
      <style:text-properties style:use-window-font-color="true" style:font-name="Times New Roman" fo:font-size="14pt" fo:language="ru" fo:country="RU" officeooo:rsid="0040ff65" officeooo:paragraph-rsid="0040ff65" style:font-size-asian="14pt" style:language-asian="ru" style:country-asian="RU" style:font-size-complex="14pt"/>
    </style:style>
    <style:style style:name="P69" style:family="paragraph" style:parent-style-name="Standard">
      <style:paragraph-properties fo:margin-left="0cm" fo:margin-right="0cm" fo:line-height="120%" fo:text-align="justify" style:justify-single-word="false" fo:text-indent="1cm" style:auto-text-indent="false"/>
      <style:text-properties style:use-window-font-color="true" style:font-name="Times New Roman" fo:font-size="14pt" fo:language="ru" fo:country="RU" fo:font-weight="bold" officeooo:rsid="0040ff65" officeooo:paragraph-rsid="0040ff65" style:font-size-asian="14pt" style:language-asian="ru" style:country-asian="RU" style:font-weight-asian="bold" style:font-size-complex="14pt" style:font-weight-complex="bold"/>
    </style:style>
    <style:style style:name="P70" style:family="paragraph" style:parent-style-name="Standard">
      <style:paragraph-properties fo:margin-left="0cm" fo:margin-right="-0.005cm" fo:margin-top="0cm" fo:margin-bottom="0cm" loext:contextual-spacing="false" fo:line-height="120%" fo:text-align="justify" style:justify-single-word="false" fo:text-indent="1cm" style:auto-text-indent="false" style:text-autospace="none"/>
      <style:text-properties style:use-window-font-color="true" style:font-name="Calibri1" fo:font-size="14pt" fo:language="ru" fo:country="RU" fo:font-style="italic" officeooo:paragraph-rsid="004676e1" style:font-size-asian="14pt" style:language-asian="ru" style:country-asian="RU" style:font-style-asian="italic" style:font-size-complex="14pt"/>
    </style:style>
    <style:style style:name="P71" style:family="paragraph" style:parent-style-name="Обычный_20__2b__20_14_20_pt">
      <style:paragraph-properties fo:margin-left="0cm" fo:margin-right="-0.002cm" fo:text-indent="1.27cm" style:auto-text-indent="false"/>
      <style:text-properties fo:font-style="normal" officeooo:paragraph-rsid="0048512b" style:font-style-asian="normal" style:font-style-complex="normal"/>
    </style:style>
    <style:style style:name="P72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font-weight-complex="normal"/>
    </style:style>
    <style:style style:name="T3" style:family="text">
      <style:text-properties fo:text-transform="uppercase" officeooo:rsid="001327c8" style:font-weight-complex="normal"/>
    </style:style>
    <style:style style:name="T4" style:family="text">
      <style:text-properties fo:text-transform="uppercase" fo:color="#ff0000" fo:font-size="14pt" style:font-size-asian="14pt" style:font-size-complex="14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186d7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color="#ff0000" fo:font-size="14pt" fo:font-weight="bold" style:font-size-asian="14pt" style:font-weight-asian="bold" style:font-size-complex="14pt"/>
    </style:style>
    <style:style style:name="T9" style:family="text">
      <style:text-properties fo:color="#000000" fo:font-size="14pt" fo:font-weight="bold" style:font-size-asian="14pt" style:font-weight-asian="bold" style:font-size-complex="14pt"/>
    </style:style>
    <style:style style:name="T10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color="#000000" fo:font-size="14pt" fo:font-weight="normal" officeooo:rsid="00488eaf" style:font-size-asian="14pt" style:font-weight-asian="normal" style:font-size-complex="14pt" style:font-weight-complex="normal"/>
    </style:style>
    <style:style style:name="T12" style:family="text"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color="#000000"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fo:color="#000000" fo:font-size="14pt" fo:font-style="italic" style:text-underline-style="solid" style:text-underline-width="auto" style:text-underline-color="font-color" fo:font-weight="normal" officeooo:rsid="00488eaf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fo:color="#0000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000000" style:font-name="Symbo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17" style:family="text">
      <style:text-properties fo:color="#000000" style:font-name="Symbol" fo:font-size="14pt" fo:font-style="normal" fo:font-weight="normal" style:font-name-asian="Symbol" style:font-size-asian="14pt" style:font-style-asian="normal" style:font-weight-asian="normal" style:font-name-complex="Symbol" style:font-size-complex="14pt" style:font-style-complex="normal" style:font-weight-complex="normal"/>
    </style:style>
    <style:style style:name="T18" style:family="text">
      <style:text-properties fo:color="#000000" style:text-position="sub 58%" fo:font-size="16pt" fo:font-weight="normal" style:font-size-asian="16pt" style:font-weight-asian="normal" style:font-size-complex="16pt" style:font-weight-complex="normal"/>
    </style:style>
    <style:style style:name="T19" style:family="text">
      <style:text-properties fo:font-variant="normal" fo:text-transform="none" fo:font-size="14pt" style:font-size-asian="14pt" style:font-size-complex="14pt"/>
    </style:style>
    <style:style style:name="T20" style:family="text">
      <style:text-properties fo:font-variant="normal" fo:text-transform="none" style:use-window-font-color="true" fo:font-size="14pt" officeooo:rsid="004676e1" style:font-size-asian="14pt" style:font-size-complex="14pt"/>
    </style:style>
    <style:style style:name="T21" style:family="text">
      <style:text-properties officeooo:rsid="001186d7"/>
    </style:style>
    <style:style style:name="T22" style:family="text">
      <style:text-properties style:use-window-font-color="true" fo:font-size="14pt" fo:font-weight="bold" style:font-size-asian="14pt" style:font-weight-asian="bold" style:font-size-complex="14pt"/>
    </style:style>
    <style:style style:name="T23" style:family="text">
      <style:text-properties style:use-window-font-color="true" fo:font-size="14pt" fo:font-weight="bold" officeooo:rsid="001186d7" style:font-size-asian="14pt" style:font-weight-asian="bold" style:font-size-complex="14pt"/>
    </style:style>
    <style:style style:name="T24" style:family="text">
      <style:text-properties style:use-window-font-color="true" fo:font-size="14pt" fo:font-weight="bold" officeooo:rsid="004676e1" style:font-size-asian="14pt" style:font-weight-asian="bold" style:font-size-complex="14pt"/>
    </style:style>
    <style:style style:name="T25" style:family="text">
      <style:text-properties officeooo:rsid="001327c8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4676e1" style:font-weight-asian="bold" style:font-weight-complex="bold"/>
    </style:style>
    <style:style style:name="T28" style:family="text">
      <style:text-properties fo:font-weight="bold" officeooo:rsid="0051dd25" style:font-weight-asian="bold" style:font-weight-complex="bold"/>
    </style:style>
    <style:style style:name="T29" style:family="text">
      <style:text-properties officeooo:rsid="003090c3"/>
    </style:style>
    <style:style style:name="T30" style:family="text">
      <style:text-properties officeooo:rsid="003bc025"/>
    </style:style>
    <style:style style:name="T31" style:family="text">
      <style:text-properties officeooo:rsid="003cab05"/>
    </style:style>
    <style:style style:name="T32" style:family="text">
      <style:text-properties style:font-name="Times New Roman"/>
    </style:style>
    <style:style style:name="T33" style:family="text">
      <style:text-properties style:font-name="Times New Roman" officeooo:rsid="003cab05"/>
    </style:style>
    <style:style style:name="T34" style:family="text">
      <style:text-properties officeooo:rsid="004676e1"/>
    </style:style>
    <style:style style:name="T35" style:family="text">
      <style:text-properties fo:language="en" fo:country="US" style:font-style-complex="italic"/>
    </style:style>
    <style:style style:name="T36" style:family="text">
      <style:text-properties style:font-style-complex="italic"/>
    </style:style>
    <style:style style:name="T37" style:family="text">
      <style:text-properties style:font-name="Symbol" style:font-name-asian="Symbol" style:font-name-complex="Symbol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04676e1" style:font-style-asian="italic" style:font-style-complex="italic"/>
    </style:style>
    <style:style style:name="T40" style:family="text">
      <style:text-properties fo:font-style="italic" officeooo:rsid="0048512b" style:font-style-asian="italic" style:font-style-complex="italic"/>
    </style:style>
    <style:style style:name="T41" style:family="text">
      <style:text-properties fo:font-style="italic" officeooo:rsid="0051dd25" style:font-style-asian="italic" style:font-style-complex="italic"/>
    </style:style>
    <style:style style:name="T4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3" style:family="text">
      <style:text-properties fo:font-style="normal" officeooo:rsid="004676e1" style:font-style-asian="normal" style:font-style-complex="normal"/>
    </style:style>
    <style:style style:name="T44" style:family="text">
      <style:text-properties fo:font-style="normal" officeooo:rsid="0048512b" style:font-style-asian="normal" style:font-style-complex="normal"/>
    </style:style>
    <style:style style:name="T45" style:family="text">
      <style:text-properties officeooo:rsid="004a80d6"/>
    </style:style>
    <style:style style:name="T46" style:family="text">
      <style:text-properties officeooo:rsid="004c13f1"/>
    </style:style>
    <style:style style:name="T47" style:family="text">
      <style:text-properties officeooo:rsid="004c5703"/>
    </style:style>
    <style:style style:name="T48" style:family="text">
      <style:text-properties officeooo:rsid="004d5552"/>
    </style:style>
    <style:style style:name="T49" style:family="text">
      <style:text-properties officeooo:rsid="004f1d79"/>
    </style:style>
    <style:style style:name="T50" style:family="text">
      <style:text-properties officeooo:rsid="0051dd25"/>
    </style:style>
    <style:style style:name="T51" style:family="text">
      <style:text-properties officeooo:rsid="005232ed"/>
    </style:style>
    <style:style style:name="T52" style:family="text">
      <style:text-properties officeooo:rsid="00545000"/>
    </style:style>
    <style:style style:name="T53" style:family="text">
      <style:text-properties officeooo:rsid="0054574d"/>
    </style:style>
    <style:style style:name="T54" style:family="text">
      <style:text-properties officeooo:rsid="00597e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МИНОБРНАУКИ РОССИИ</text:p>
      <text:p text:style-name="P8">Санкт-Петербургский государственный</text:p>
      <text:p text:style-name="P8">электротехнический университет</text:p>
      <text:p text:style-name="P8">«ЛЭТИ» им. В.И. Ульянова (Ленина)</text:p>
      <text:p text:style-name="P7"><text:span text:style-name="T7">Кафедр</text:span><text:span text:style-name="T22">а </text:span><text:span text:style-name="T23">МО ЭВМ</text:span></text:p>
      <text:p text:style-name="P8"/>
      <text:p text:style-name="P8"/>
      <text:p text:style-name="P10"/>
      <text:p text:style-name="P10"/>
      <text:p text:style-name="P10"/>
      <text:p text:style-name="P10"/>
      <text:p text:style-name="P10"/>
      <text:p text:style-name="P52"><text:span text:style-name="Название_20_книги"><text:span text:style-name="T1">отчет</text:span></text:span></text:p>
      <text:p text:style-name="P7"><text:span text:style-name="T7">по лабораторной работе</text:span><text:span text:style-name="T8"> </text:span><text:span text:style-name="T22">№</text:span><text:span text:style-name="T24">3</text:span></text:p>
      <text:p text:style-name="P7"><text:span text:style-name="T7">по дисциплине </text:span><text:span text:style-name="T9">«</text:span><text:span text:style-name="T23">Алгоритмы и структуры данных</text:span><text:span text:style-name="T22">»</text:span></text:p>
      <text:p text:style-name="P7"><text:span text:style-name="Название_20_книги"><text:span text:style-name="T19">Тема: </text:span></text:span><text:span text:style-name="Название_20_книги"><text:span text:style-name="T20">Деревья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5">Студент гр. </text:span><text:span text:style-name="T6">9382</text:span>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13">Юрьев С.Ю.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11"/>
          </table:table-cell>
          <table:table-cell table:style-name="Таблица1.A1" office:value-type="string">
            <text:p text:style-name="P15"><text:span text:style-name="T21">Фирсов М</text:span>.<text:span text:style-name="T21">А.</text:span></text:p>
          </table:table-cell>
        </table:table-row>
      </table:table>
      <text:p text:style-name="P12"/>
      <text:p text:style-name="P12"/>
      <text:p text:style-name="P12">Санкт-Петербург</text:p>
      <text:p text:style-name="P14">20<text:span text:style-name="T21">20</text:span></text:p>
      <text:p text:style-name="P22">Цель работы.</text:p>
      <text:p text:style-name="P21">Изучить нелинейную структуру — дерево, способы ее реализации и рекурсивной обработки. Получить навыки решения задач по обработке деревьев, как с использованием рекурсивных функций, так и с использованием функций не имеющих рекурсивной природы.</text:p>
      <text:p text:style-name="P19"/>
      <text:p text:style-name="P18">Основные теоретические положения. </text:p>
      <text:p text:style-name="P71"><text:span text:style-name="T42">Дерево</text:span> – конечное множество Т, состоящее из одного или более узлов, таких, что: </text:p>
      <text:p text:style-name="P2"><text:span text:style-name="T38">а)</text:span> имеется один специально обозначенный узел, называемый корнем данного дерева; </text:p>
      <text:p text:style-name="P2"><text:span text:style-name="T12">б)</text:span><text:span text:style-name="T10"> остальные узлы (исключая корень) содержатся в m </text:span><text:span text:style-name="T16"> </text:span><text:span text:style-name="T10">0 попарно не пересекающихся множествах Т</text:span><text:span text:style-name="T18">1</text:span><text:span text:style-name="T10">, Т</text:span><text:span text:style-name="T18">2</text:span><text:span text:style-name="T10">, ..., Т</text:span><text:span text:style-name="T18">m</text:span><text:span text:style-name="T10">, каждое из которых, в свою очередь, является деревом.</text:span></text:p>
      <text:p text:style-name="P3"><text:span text:style-name="T10"><text:tab/></text:span><text:span text:style-name="T14">Лист (концевой узел)</text:span><text:span text:style-name="T11"> — узел <text:s/>множество поддеревьев которого пусто.</text:span></text:p>
      <text:p text:style-name="P3"><text:span text:style-name="T11"><text:tab/></text:span><text:span text:style-name="T14">Упорядоченное дерево</text:span><text:span text:style-name="T11"> — дерево в котором важен порядок перечисления его поддеревьев.</text:span></text:p>
      <text:p text:style-name="P3"><text:span text:style-name="T10"><text:tab/></text:span><text:span text:style-name="T13">Лес</text:span><text:span text:style-name="T10"> – множество (обычно упорядоченное), состоящее из некоторого (быть может, равного нулю) числа непересекающихся деревьев.</text:span></text:p>
      <text:p text:style-name="P4"><text:span text:style-name="T15"><text:tab/></text:span><text:span text:style-name="T13">Бинарное дерево</text:span><text:span text:style-name="T15"> </text:span><text:span text:style-name="T17"></text:span><text:span text:style-name="T15"> конечное множество узлов, которое либо пусто, либо состоит из корня и двух непересекающихся бинарных деревьев, называемых </text:span><text:span text:style-name="T12">правым поддеревом</text:span><text:span text:style-name="T15"> и </text:span><text:span text:style-name="T12">левым поддеревом</text:span><text:span text:style-name="T15">.</text:span></text:p>
      <text:p text:style-name="P20"/>
      <text:p text:style-name="P17"><text:span text:style-name="T25">Задание</text:span>.</text:p>
      <text:p text:style-name="P70"><text:span text:style-name="T26">6</text:span><text:span text:style-name="T27">д</text:span>. Задано бинарное дерево <text:span text:style-name="T35">b</text:span> типа <text:span text:style-name="T36">ВТ</text:span> с произвольным типом элементов. Используя очередь, напечатать все элементы дерева <text:span text:style-name="T35">b</text:span> по уровням: сначала <text:span text:style-name="T37"></text:span> из корня дерева, затем (слева направо) <text:span text:style-name="T37"></text:span> из узлов, сыновних по отношению к корню, затем (также слева направо) <text:span text:style-name="T37"></text:span> из узлов, сыновних по отношению к этим узлам, и т. д.</text:p>
      <text:p text:style-name="P67"/>
      <text:p text:style-name="P69">Описание структур<text:span text:style-name="T34">ы</text:span> данных для реализации <text:span text:style-name="T34">бинарного дерева</text:span>.</text:p>
      <text:p text:style-name="P46"><text:s text:c="7"/><text:span text:style-name="T34">Для реализации бинарного дерева через динамическую память был создан класс Btree. В нем определено 3 поля: </text:span><text:span text:style-name="T39">m_l_tree</text:span><text:span text:style-name="T34"> — для хранения указателя на левое поддерево, либо нулевого указателя в случае отсутствия этого поддерева; </text:span><text:soft-page-break/><text:span text:style-name="T39">m_r_tree</text:span><text:span text:style-name="T34"> — для хранения указателя на правое поддерево, либо нулевого указателя в случае его отсутствия; </text:span><text:span text:style-name="T39">m_BTroot</text:span><text:span text:style-name="T34"> — для хранения значения корня бинарного дерева. </text:span></text:p>
      <text:p text:style-name="P46"><text:span text:style-name="T34">Также определено 3 метода для работы с этим классом: get_left() - для получения значения поля <text:s/></text:span><text:span text:style-name="T39">m_l_tree</text:span><text:span text:style-name="T43">; get_</text:span><text:span text:style-name="T44">right</text:span><text:span text:style-name="T43">() - для получения значения поля <text:s/></text:span><text:span text:style-name="T39">m_l_</text:span><text:span text:style-name="T40">right</text:span><text:span text:style-name="T43">; get_Btroot() - </text:span><text:span text:style-name="T44">для получения значения поля <text:s/></text:span><text:span text:style-name="T39">m_Btroot.</text:span></text:p>
      <text:p text:style-name="P68"/>
      <text:p text:style-name="P33"><text:tab/><text:span text:style-name="T26">Описание алгоритма.</text:span></text:p>
      <text:p text:style-name="P34"><text:tab/>Для хранения бинарного дерева создается класс BTree рекурсивной природы с использованием динамической памяти. </text:p>
      <text:p text:style-name="P34"><text:tab/>Дерево заполняется с помощью рекурсивной функции readBT(). В ней идет посимвольное считывание из потока ввода: при нахождении символа пустого дерева „\“ - будет возвращено nullptr, при любом другом символе — функция вызовет себя еще 2 раза (для считывания правого и левого поддеревьев) и объединит возвращенные значения с корнем этого уровня <text:span text:style-name="T48">в одно бинарное дерево</text:span> с помощью функции ConsBT<text:span text:style-name="T48">(). </text:span></text:p>
      <text:p text:style-name="P42"><text:tab/>Удаляется дерево с помощью рекурсивной функции destroy(). В ней дважды вызывается сама эта функция для правого и левого поддеревьев, после чего удаляется память выделенная под сам объект.</text:p>
      <text:p text:style-name="P34"><text:tab/><text:span text:style-name="T48">Проверка на пустоту указателя на бинарное дерево выполняется с помощью функции is_nullptr().</text:span></text:p>
      <text:p text:style-name="P36"><text:tab/><text:span text:style-name="T48">Все элементы бинарного дерева печатаются по уровням с помощью функции print_tree_by_layers(). В нее передается вектор (из &lt;vector&gt;) в котором элементы записаны в порядке, в котором их нужно выводить, уровни отделяются с помощью значения \n между ними. </text:span></text:p>
      <text:p text:style-name="P43">Внутри функции идет проверка вектора — если он пуст, выводится сообщение, что бинарное дерево пусто. </text:p>
      <text:p text:style-name="P43">Далее идет цикличное выписывание значений элементов из вектора. При нахождении символа разделения уровней элементов, помимо перехода на новую строку выводятся квадратные скобки в количестве = уровню элемента.</text:p>
      <text:p text:style-name="P35"><text:tab/><text:span text:style-name="T49">Для записи элементов дерева в вектор в правильном порядке вывода используется функция write_tree_in_vector(). В нее передается указатель на очередь, где первый элемент — указатель на главное бинарное дерево; указатель на вектор, куда будет записываться элементы дерева в нужном порядке. </text:span></text:p>
      <text:p text:style-name="P44"><text:soft-page-break/>Внутри функции идет проверка на пустоту очереди — в положительном случае будет выведено соответствующее сообщение в терминале и работа функции будет остановлена. </text:p>
      <text:p text:style-name="P44">Дальше идет проверка на нулевой указатель элемента очереди — знак смены уровня: если этот знак - <text:s/>единственное, что осталось в очереди — очередь очищается, функция заканчивает свою работу и выводит сообщение о конце очереди; если же за nullptr следуют другие ненулевые указатели — в вектор для вывода записывается знак смены уровня; nullptr удаляется из начала очереди и добавляется в конец очереди, и функция write_tree_in_vector() вызывается снова. </text:p>
      <text:p text:style-name="P39"><text:span text:style-name="T50">Затем</text:span> идут проверки на пустоту указателей на правое и левое поддерево: если указатель не пуст — в конец очереди записывается указатель на поддерево. <text:span text:style-name="T50">После чего</text:span> <text:span text:style-name="T50">элемент</text:span> дерева записывается в конец вектора для вывода и удаляется первый элемент из очереди, <text:span text:style-name="T50">а</text:span> функция <text:span text:style-name="T49">write_tree_in_vector() вызывается снова.</text:span></text:p>
      <text:p text:style-name="P34"><text:tab/></text:p>
      <text:p text:style-name="P33"><text:tab/><text:span text:style-name="T28">Описание функций.</text:span></text:p>
      <text:p text:style-name="P47">template&lt;typename T&gt;</text:p>
      <text:p text:style-name="P37"><text:span text:style-name="T41">bool </text:span><text:span text:style-name="T38">is_nullptr(BTree&lt;T&gt;* a) </text:span></text:p>
      <text:p text:style-name="P37">— <text:span text:style-name="T50">принимает на вход указатель на бинарное дерево произвольного типа данных, возвращает логическое значение bool.</text:span></text:p>
      <text:p text:style-name="P40">Проверяет указатель на == nullptr.</text:p>
      <text:p text:style-name="P33"/>
      <text:p text:style-name="P47">template&lt;typename T&gt;</text:p>
      <text:p text:style-name="P48">BTree&lt;T&gt;* ConsBT(const T x, BTree&lt;T&gt;* lst, <text:s/>BTree&lt;T&gt;* rst) </text:p>
      <text:p text:style-name="P37">- <text:span text:style-name="T51">принимает на вход 2 <text:s/>указателя на бинарные деревья произвольного типа и значение произвольного типа данных, возвращает указатель на бинарное дерево произвольного типа.</text:span></text:p>
      <text:p text:style-name="P37"><text:span text:style-name="T51">О</text:span>бъедин<text:span text:style-name="T51">яет</text:span> кор<text:span text:style-name="T51">ень</text:span> и 2 <text:span text:style-name="T51">бинарных</text:span> дерев<text:span text:style-name="T51">а</text:span> в 1 <text:span text:style-name="T51">бинарное дерево.</text:span></text:p>
      <text:p text:style-name="P37"/>
      <text:p text:style-name="P48">template&lt;typename T&gt;</text:p>
      <text:p text:style-name="P48">void destroy (BTree&lt;T&gt;* b)</text:p>
      <text:p text:style-name="P40">- принимает на вход указатель на бинарное дерево, хранящее элементы произвольного типа данных, ничего не возвращает.</text:p>
      <text:p text:style-name="P40">Рекурсивно очищает дерево.</text:p>
      <text:p text:style-name="P40"/>
      <text:p text:style-name="P49">template&lt;typename T&gt;</text:p>
      <text:p text:style-name="P49"><text:soft-page-break/>BTree&lt;T&gt;* readBT()</text:p>
      <text:p text:style-name="P40">- не принимает аргументов, возвращает указатель на бинарное дерево произвольного типа данных.</text:p>
      <text:p text:style-name="P40">Считывает из потока ввода бинарное дерево.</text:p>
      <text:p text:style-name="P40"/>
      <text:p text:style-name="P49">template&lt;typename T&gt;</text:p>
      <text:p text:style-name="P49">void writeBT(BTree&lt;T&gt; *b)</text:p>
      <text:p text:style-name="P40">- принимает на вход <text:s/>указатель на бинарное дерево произвольного типа данных, ничего не возвращает.</text:p>
      <text:p text:style-name="P40">Выводит бинарное дерева.</text:p>
      <text:p text:style-name="P37"/>
      <text:p text:style-name="P47">void print_empty_depth(int depth)</text:p>
      <text:p text:style-name="P33">- <text:span text:style-name="T52">принимает на вход число типа int, ничего не возвращает.</text:span></text:p>
      <text:p text:style-name="P41">Выводит табуляции указанное количество раз.</text:p>
      <text:p text:style-name="P33"/>
      <text:p text:style-name="P47">template&lt;typename T&gt;</text:p>
      <text:p text:style-name="P47">void write_tree_in_vector(vector&lt;BTree&lt;T&gt;*&gt; *queue, vector&lt;T&gt; *for_print, int depth)</text:p>
      <text:p text:style-name="P38">- <text:span text:style-name="T52">принимает на вход число типа int, указатель на вектор, содержащий указатели на бинарные деревья произвольного типа данных и указатель на вектор, содержащий элементы произвольного типа данных, ничего не возвращает.</text:span></text:p>
      <text:p text:style-name="P41">С помощью очереди записывает по уровням элементы дерева в <text:s/><text:span text:style-name="T47">for_print.</text:span></text:p>
      <text:p text:style-name="P41"/>
      <text:p text:style-name="P50">template&lt;typename T&gt;</text:p>
      <text:p text:style-name="P50">void print_tree_by_layers(vector&lt;T&gt; *for_print)</text:p>
      <text:p text:style-name="P41">- принимает на вход указатель на вектор, содержащий элементы произвольного типа данных, ничего не возвращает.</text:p>
      <text:p text:style-name="P41">Выписывает элементы дерева по уровням.</text:p>
      <text:p text:style-name="P33"/>
      <text:p text:style-name="P45"><text:tab/>Тестирование.</text:p>
      <text:p text:style-name="P30"><text:tab/>Результаты тестирования представлены в табл. 1.</text:p>
      <text:p text:style-name="P30">Таблица 1 — Результаты тестирова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56">No </text:p>
          </table:table-cell>
          <table:table-cell table:style-name="Таблица2.A1" office:value-type="string">
            <text:p text:style-name="P54">Входные данные</text:p>
          </table:table-cell>
          <table:table-cell table:style-name="Таблица2.A1" office:value-type="string">
            <text:p text:style-name="P54">Выходные данные</text:p>
          </table:table-cell>
          <table:table-cell table:style-name="Таблица2.D1" office:value-type="string">
            <text:p text:style-name="P54">Комментарии</text:p>
          </table:table-cell>
        </table:table-row>
        <table:table-row table:style-name="Таблица2.2">
          <table:table-cell table:style-name="Таблица2.A2" office:value-type="string">
            <text:p text:style-name="P54">1</text:p>
          </table:table-cell>
          <table:table-cell table:style-name="Таблица2.A2" office:value-type="string">
            <text:p text:style-name="P55">abc//c//bc//c//</text:p>
            <text:p text:style-name="P54"/>
          </table:table-cell>
          <table:table-cell table:style-name="Таблица2.A2" office:value-type="string">
            <text:p text:style-name="P61">Enter Binary Tree with '/': </text:p>
            <text:p text:style-name="P61">abc//c//bc//c//</text:p>
            <text:p text:style-name="P61"/>
            <text:p text:style-name="P61">Entered Binary Tree:</text:p>
            <text:p text:style-name="P61">abc//c//bc//c//</text:p>
            <text:p text:style-name="P61"><text:soft-page-break/></text:p>
            <text:p text:style-name="P61"><text:s text:c="3"/>START running main function</text:p>
            <text:p text:style-name="P61"><text:s text:c="3"/>Left isn`t empty.</text:p>
            <text:p text:style-name="P61"><text:s text:c="3"/>Right isn`t empty.</text:p>
            <text:p text:style-name="P61"><text:s text:c="3"/>Adding 'a' in vector</text:p>
            <text:p text:style-name="P61"><text:s text:c="6"/>Adding '\n' in vector</text:p>
            <text:p text:style-name="P61"><text:s text:c="6"/>Going to the next layer.</text:p>
            <text:p text:style-name="P61"><text:s text:c="9"/>Left isn`t empty.</text:p>
            <text:p text:style-name="P61"><text:s text:c="9"/>Right isn`t empty.</text:p>
            <text:p text:style-name="P61"><text:s text:c="9"/>Adding 'b' in vector</text:p>
            <text:p text:style-name="P61"><text:s text:c="12"/>Left isn`t empty.</text:p>
            <text:p text:style-name="P61"><text:s text:c="12"/>Right isn`t empty.</text:p>
            <text:p text:style-name="P61"><text:s text:c="12"/>Adding 'b' in vector</text:p>
            <text:p text:style-name="P61"><text:s text:c="15"/>Adding '\n' in vector</text:p>
            <text:p text:style-name="P61"><text:s text:c="15"/>Going to the next layer.</text:p>
            <text:p text:style-name="P61"><text:s text:c="18"/>Left is empty.</text:p>
            <text:p text:style-name="P61"><text:s text:c="18"/>Right is empty.</text:p>
            <text:p text:style-name="P61"><text:s text:c="18"/>Adding 'c' in vector</text:p>
            <text:p text:style-name="P61"><text:s text:c="21"/>Left is empty.</text:p>
            <text:p text:style-name="P61"><text:s text:c="21"/>Right is empty.</text:p>
            <text:p text:style-name="P61"><text:s text:c="21"/>Adding 'c' in vector</text:p>
            <text:p text:style-name="P61"><text:s text:c="24"/>Left is empty.</text:p>
            <text:p text:style-name="P61"><text:s text:c="24"/>Right is empty.</text:p>
            <text:p text:style-name="P61"><text:s text:c="24"/>Adding 'c' in vector</text:p>
            <text:p text:style-name="P61"><text:s text:c="27"/>Left is empty.</text:p>
            <text:p text:style-name="P61"><text:s text:c="27"/>Right is empty.</text:p>
            <text:p text:style-name="P61"><text:s text:c="27"/>Adding 'c' in vector</text:p>
            <text:p text:style-name="P61"><text:s text:c="30"/>It is the end of queue.</text:p>
            <text:p text:style-name="P61"><text:s text:c="30"/>End of function.</text:p>
            <text:p text:style-name="P61"><text:s text:c="27"/>End of function.</text:p>
            <text:p text:style-name="P61"><text:s text:c="24"/>End of function.</text:p>
            <text:p text:style-name="P61"><text:s text:c="21"/>End of function.</text:p>
            <text:p text:style-name="P61"><text:s text:c="18"/>End of function.</text:p>
            <text:p text:style-name="P61"><text:s text:c="12"/>End of function.</text:p>
            <text:p text:style-name="P61"><text:s text:c="9"/>End of function.</text:p>
            <text:p text:style-name="P61"><text:s text:c="3"/>End of function.</text:p>
            <text:p text:style-name="P61"><text:s text:c="3"/>STOP running main function</text:p>
            <text:p text:style-name="P61"/>
            <text:p text:style-name="P61">All elements of binary tree by layers: </text:p>
            <text:p text:style-name="P61">[] a </text:p>
            <text:p text:style-name="P61">[][] b b </text:p>
            <text:p text:style-name="P61">[][][] c c c c</text:p>
          </table:table-cell>
          <table:table-cell table:style-name="Таблица2.D2" office:value-type="string">
            <text:p text:style-name="P65">Полное 3-уровневое бинарное дерево</text:p>
          </table:table-cell>
        </table:table-row>
        <table:table-row table:style-name="Таблица2.3">
          <table:table-cell table:style-name="Таблица2.A2" office:value-type="string">
            <text:p text:style-name="P64">2</text:p>
          </table:table-cell>
          <table:table-cell table:style-name="Таблица2.A2" office:value-type="string">
            <text:p text:style-name="P59">abc//c//bcd///cde///d/e/fgh////</text:p>
            <text:p text:style-name="P58"/>
          </table:table-cell>
          <table:table-cell table:style-name="Таблица2.A2" office:value-type="string">
            <text:p text:style-name="P61">Enter Binary Tree with '/': </text:p>
            <text:p text:style-name="P61">abc//c//bcd///cde///d/e/fgh////</text:p>
            <text:p text:style-name="P61"/>
            <text:p text:style-name="P61">Entered Binary Tree:</text:p>
            <text:p text:style-name="P61"><text:soft-page-break/>abc//c//bcd///cde///d/e/fgh////</text:p>
            <text:p text:style-name="P61"/>
            <text:p text:style-name="P61"><text:s text:c="3"/>START running main function</text:p>
            <text:p text:style-name="P61"><text:s text:c="3"/>Left isn`t empty.</text:p>
            <text:p text:style-name="P61"><text:s text:c="3"/>Right isn`t empty.</text:p>
            <text:p text:style-name="P61"><text:s text:c="3"/>Adding 'a' in vector</text:p>
            <text:p text:style-name="P61"><text:s text:c="6"/>Adding '\n' in vector</text:p>
            <text:p text:style-name="P61"><text:s text:c="6"/>Going to the next layer.</text:p>
            <text:p text:style-name="P61"><text:s text:c="9"/>Left isn`t empty.</text:p>
            <text:p text:style-name="P61"><text:s text:c="9"/>Right isn`t empty.</text:p>
            <text:p text:style-name="P61"><text:s text:c="9"/>Adding 'b' in vector</text:p>
            <text:p text:style-name="P61"><text:s text:c="12"/>Left isn`t empty.</text:p>
            <text:p text:style-name="P61"><text:s text:c="12"/>Right isn`t empty.</text:p>
            <text:p text:style-name="P61"><text:s text:c="12"/>Adding 'b' in vector</text:p>
            <text:p text:style-name="P61"><text:s text:c="15"/>Adding '\n' in vector</text:p>
            <text:p text:style-name="P61"><text:s text:c="15"/>Going to the next layer.</text:p>
            <text:p text:style-name="P61"><text:s text:c="18"/>Left is empty.</text:p>
            <text:p text:style-name="P61"><text:s text:c="18"/>Right is empty.</text:p>
            <text:p text:style-name="P61"><text:s text:c="18"/>Adding 'c' in vector</text:p>
            <text:p text:style-name="P61"><text:s text:c="21"/>Left is empty.</text:p>
            <text:p text:style-name="P61"><text:s text:c="21"/>Right is empty.</text:p>
            <text:p text:style-name="P61"><text:s text:c="21"/>Adding 'c' in vector</text:p>
            <text:p text:style-name="P61"><text:s text:c="24"/>Left isn`t empty.</text:p>
            <text:p text:style-name="P61"><text:s text:c="24"/>Right is empty.</text:p>
            <text:p text:style-name="P61"><text:s text:c="24"/>Adding 'c' in vector</text:p>
            <text:p text:style-name="P61"><text:s text:c="27"/>Left isn`t empty.</text:p>
            <text:p text:style-name="P61"><text:s text:c="27"/>Right isn`t empty.</text:p>
            <text:p text:style-name="P61"><text:s text:c="27"/>Adding 'c' in vector</text:p>
            <text:p text:style-name="P61"><text:s text:c="30"/>Adding '\n' in vector</text:p>
            <text:p text:style-name="P61"><text:s text:c="30"/>Going to the next layer.</text:p>
            <text:p text:style-name="P61"><text:s text:c="33"/>Left is empty.</text:p>
            <text:p text:style-name="P61"><text:s text:c="33"/>Right is empty.</text:p>
            <text:p text:style-name="P61"><text:s text:c="33"/>Adding 'd' in vector</text:p>
            <text:p text:style-name="P61"><text:s text:c="36"/>Left isn`t empty.</text:p>
            <text:p text:style-name="P61"><text:s text:c="36"/>Right is empty.</text:p>
            <text:p text:style-name="P61"><text:s text:c="36"/>Adding 'd' in vector</text:p>
            <text:p text:style-name="P61"><text:s text:c="39"/>Left is empty.</text:p>
            <text:p text:style-name="P61"><text:s text:c="39"/>Right isn`t empty.</text:p>
            <text:p text:style-name="P61"><text:soft-page-break/><text:s text:c="39"/>Adding 'd' in vector</text:p>
            <text:p text:style-name="P61"><text:s text:c="42"/>Adding '\n' in vector</text:p>
            <text:p text:style-name="P61"><text:s text:c="42"/>Going to the next layer.</text:p>
            <text:p text:style-name="P61"><text:s text:c="45"/>Left is empty.</text:p>
            <text:p text:style-name="P61"><text:s text:c="45"/>Right is empty.</text:p>
            <text:p text:style-name="P61"><text:s text:c="45"/>Adding 'e' in vector</text:p>
            <text:p text:style-name="P61"><text:s text:c="48"/>Left is empty.</text:p>
            <text:p text:style-name="P61"><text:s text:c="48"/>Right isn`t empty.</text:p>
            <text:p text:style-name="P61"><text:s text:c="48"/>Adding 'e' in vector</text:p>
            <text:p text:style-name="P61"><text:s text:c="51"/>Adding '\n' in vector</text:p>
            <text:p text:style-name="P61"><text:s text:c="51"/>Going to the next layer.</text:p>
            <text:p text:style-name="P61"><text:s text:c="54"/>Left isn`t empty.</text:p>
            <text:p text:style-name="P61"><text:s text:c="54"/>Right is empty.</text:p>
            <text:p text:style-name="P61"><text:s text:c="54"/>Adding 'f' in vector</text:p>
            <text:p text:style-name="P61"><text:s text:c="57"/>Adding '\n' in vector</text:p>
            <text:p text:style-name="P61"><text:s text:c="57"/>Going to the next layer.</text:p>
            <text:p text:style-name="P61"><text:s text:c="60"/>Left isn`t empty.</text:p>
            <text:p text:style-name="P61"><text:s text:c="60"/>Right is empty.</text:p>
            <text:p text:style-name="P61"><text:s text:c="60"/>Adding 'g' in vector</text:p>
            <text:p text:style-name="P61"><text:s text:c="63"/>Adding '\n' in vector</text:p>
            <text:p text:style-name="P61"><text:s text:c="63"/>Going to the next layer.</text:p>
            <text:p text:style-name="P61"><text:s text:c="66"/>Left is empty.</text:p>
            <text:p text:style-name="P61"><text:s text:c="66"/>Right is empty.</text:p>
            <text:p text:style-name="P61"><text:s text:c="66"/>Adding 'h' in vector</text:p>
            <text:p text:style-name="P61"><text:s text:c="69"/>It is the end of queue.</text:p>
            <text:p text:style-name="P61"><text:s text:c="69"/><text:soft-page-break/>End of function.</text:p>
            <text:p text:style-name="P61"><text:s text:c="66"/>End of function.</text:p>
            <text:p text:style-name="P61"><text:s text:c="60"/>End of function.</text:p>
            <text:p text:style-name="P61"><text:s text:c="54"/>End of function.</text:p>
            <text:p text:style-name="P61"><text:s text:c="48"/>End of function.</text:p>
            <text:p text:style-name="P61"><text:s text:c="45"/>End of function.</text:p>
            <text:p text:style-name="P61"><text:s text:c="39"/>End of function.</text:p>
            <text:p text:style-name="P61"><text:s text:c="36"/>End of function.</text:p>
            <text:p text:style-name="P61"><text:s text:c="33"/>End of function.</text:p>
            <text:p text:style-name="P61"><text:s text:c="27"/>End of function.</text:p>
            <text:p text:style-name="P61"><text:s text:c="24"/>End of function.</text:p>
            <text:p text:style-name="P61"><text:s text:c="21"/>End of function.</text:p>
            <text:p text:style-name="P61"><text:s text:c="18"/>End of function.</text:p>
            <text:p text:style-name="P61"><text:s text:c="12"/>End of function.</text:p>
            <text:p text:style-name="P61"><text:s text:c="9"/>End of function.</text:p>
            <text:p text:style-name="P61"><text:s text:c="3"/>End of function.</text:p>
            <text:p text:style-name="P61"><text:s text:c="3"/>STOP running main function</text:p>
            <text:p text:style-name="P61"/>
            <text:p text:style-name="P61">All elements of binary tree by layers: </text:p>
            <text:p text:style-name="P61">[] a </text:p>
            <text:p text:style-name="P61">[][] b b </text:p>
            <text:p text:style-name="P61">[][][] c c c c </text:p>
            <text:p text:style-name="P61">[][][][] d d d </text:p>
            <text:p text:style-name="P61">[][][][][] e e </text:p>
            <text:p text:style-name="P61">[][][][][][] f </text:p>
            <text:p text:style-name="P61">[][][][][][][] g </text:p>
            <text:p text:style-name="P61">[][][][][][][][] h</text:p>
          </table:table-cell>
          <table:table-cell table:style-name="Таблица2.D2" office:value-type="string">
            <text:p text:style-name="P65">Многоуровневое неполное бинарное <text:s/>дерево</text:p>
          </table:table-cell>
        </table:table-row>
        <table:table-row table:style-name="Таблица2.3">
          <table:table-cell table:style-name="Таблица2.A2" office:value-type="string">
            <text:p text:style-name="P64">3</text:p>
          </table:table-cell>
          <table:table-cell table:style-name="Таблица2.A2" office:value-type="string">
            <text:p text:style-name="P65">a//</text:p>
            <text:p text:style-name="P64"/>
          </table:table-cell>
          <table:table-cell table:style-name="Таблица2.A2" office:value-type="string">
            <text:p text:style-name="P61">Enter Binary Tree with '/': </text:p>
            <text:p text:style-name="P61">a//</text:p>
            <text:p text:style-name="P61"/>
            <text:p text:style-name="P61">Entered Binary Tree:</text:p>
            <text:p text:style-name="P61">a//</text:p>
            <text:p text:style-name="P61"/>
            <text:p text:style-name="P61"><text:s text:c="3"/>START running main function</text:p>
            <text:p text:style-name="P61"><text:s text:c="3"/>Left is empty.</text:p>
            <text:p text:style-name="P61"><text:s text:c="3"/>Right is empty.</text:p>
            <text:p text:style-name="P61"><text:s text:c="3"/>Adding 'a' in vector</text:p>
            <text:p text:style-name="P61"><text:s text:c="6"/>It is the end of queue.</text:p>
            <text:p text:style-name="P61"><text:s text:c="6"/>End of function.</text:p>
            <text:p text:style-name="P61"><text:s text:c="3"/>End of function.</text:p>
            <text:p text:style-name="P61"><text:s text:c="3"/>STOP running main function</text:p>
            <text:p text:style-name="P61"/>
            <text:p text:style-name="P61"><text:soft-page-break/>All elements of binary tree by layers: </text:p>
            <text:p text:style-name="P61">[] a</text:p>
          </table:table-cell>
          <table:table-cell table:style-name="Таблица2.D2" office:value-type="string">
            <text:p text:style-name="P65">Бинарное дерево состоит из одного корня, <text:s/><text:span text:style-name="T47">а</text:span> поддеревья пусты</text:p>
          </table:table-cell>
        </table:table-row>
      </table:table>
      <text:p text:style-name="P3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64">4</text:p>
          </table:table-cell>
          <table:table-cell table:style-name="Таблица4.A1" office:value-type="string">
            <text:p text:style-name="P59">a <text:s text:c="6"/>b <text:s text:c="6"/>/ <text:s text:c="4"/>/ <text:s text:c="4"/>b <text:s text:c="6"/>/ <text:s text:c="6"/>/</text:p>
          </table:table-cell>
          <table:table-cell table:style-name="Таблица4.A1" office:value-type="string">
            <text:p text:style-name="P61">Enter Binary Tree with '/': </text:p>
            <text:p text:style-name="P59">a <text:s text:c="6"/>b <text:s text:c="6"/>/ <text:s text:c="4"/>/ <text:s text:c="4"/>b <text:s text:c="6"/>/ <text:s text:c="6"/>/</text:p>
            <text:p text:style-name="P61"/>
            <text:p text:style-name="P61">Entered Binary Tree:</text:p>
            <text:p text:style-name="P61">ab//b//</text:p>
            <text:p text:style-name="P61"/>
            <text:p text:style-name="P61"><text:s text:c="3"/>START running main function</text:p>
            <text:p text:style-name="P61"><text:s text:c="3"/>Left isn`t empty.</text:p>
            <text:p text:style-name="P61"><text:s text:c="3"/>Right isn`t empty.</text:p>
            <text:p text:style-name="P61"><text:s text:c="3"/>Adding 'a' in vector</text:p>
            <text:p text:style-name="P61"><text:s text:c="6"/>Adding '\n' in vector</text:p>
            <text:p text:style-name="P61"><text:s text:c="6"/>Going to the next layer.</text:p>
            <text:p text:style-name="P61"><text:s text:c="9"/>Left is empty.</text:p>
            <text:p text:style-name="P61"><text:s text:c="9"/>Right is empty.</text:p>
            <text:p text:style-name="P61"><text:s text:c="9"/>Adding 'b' in vector</text:p>
            <text:p text:style-name="P61"><text:s text:c="12"/>Left is empty.</text:p>
            <text:p text:style-name="P61"><text:s text:c="12"/>Right is empty.</text:p>
            <text:p text:style-name="P61"><text:s text:c="12"/>Adding 'b' in vector</text:p>
            <text:p text:style-name="P61"><text:s text:c="15"/>It is the end of queue.</text:p>
            <text:p text:style-name="P61"><text:s text:c="15"/>End of function.</text:p>
            <text:p text:style-name="P61"><text:s text:c="12"/>End of function.</text:p>
            <text:p text:style-name="P61"><text:s text:c="9"/>End of function.</text:p>
            <text:p text:style-name="P61"><text:s text:c="3"/>End of function.</text:p>
            <text:p text:style-name="P61"><text:s text:c="3"/>STOP running main function</text:p>
            <text:p text:style-name="P61"/>
            <text:p text:style-name="P61">All elements of binary tree by layers: </text:p>
            <text:p text:style-name="P61">[] a </text:p>
            <text:p text:style-name="P61">[][] b b</text:p>
          </table:table-cell>
          <table:table-cell table:style-name="Таблица4.D1" office:value-type="string">
            <text:p text:style-name="P63"><text:span text:style-name="T45">Б</text:span>ольшое количество символов табуляции и пробела между значащими символами</text:p>
          </table:table-cell>
        </table:table-row>
        <table:table-row table:style-name="Таблица4.2">
          <table:table-cell table:style-name="Таблица4.A1" office:value-type="string">
            <text:p text:style-name="P64">5</text:p>
          </table:table-cell>
          <table:table-cell table:style-name="Таблица4.A1" office:value-type="string">
            <text:p text:style-name="P57">/</text:p>
            <text:p text:style-name="P57"/>
          </table:table-cell>
          <table:table-cell table:style-name="Таблица4.A1" office:value-type="string">
            <text:p text:style-name="P61">Enter Binary Tree with '/': </text:p>
            <text:p text:style-name="P61">/</text:p>
            <text:p text:style-name="P61"/>
            <text:p text:style-name="P61">Entered Binary Tree:</text:p>
            <text:p text:style-name="P61">/</text:p>
            <text:p text:style-name="P61"/>
            <text:p text:style-name="P61"><text:s text:c="3"/>START running main function</text:p>
            <text:p text:style-name="P61"><text:s text:c="3"/>Queue is empty. Stop working...</text:p>
            <text:p text:style-name="P61"><text:s text:c="3"/>STOP running main function</text:p>
            <text:p text:style-name="P61"/>
            <text:p text:style-name="P61">All elements of binary tree by layers: </text:p>
            <text:p text:style-name="P61"/>
            <text:p text:style-name="P61">(binary tree is empty)</text:p>
          </table:table-cell>
          <table:table-cell table:style-name="Таблица4.D1" office:value-type="string">
            <text:p text:style-name="P66">Ввод пустого дерева</text:p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ext:soft-page-break/>
        <table:table-row>
          <table:table-cell table:style-name="Таблица3.A1" office:value-type="string">
            <text:p text:style-name="P64">6</text:p>
          </table:table-cell>
          <table:table-cell table:style-name="Таблица3.A1" office:value-type="string">
            <text:p text:style-name="P60">ab//////////<text:span text:style-name="T46">abcd</text:span></text:p>
            <text:p text:style-name="P57"/>
          </table:table-cell>
          <table:table-cell table:style-name="Таблица3.A1" office:value-type="string">
            <text:p text:style-name="P61">Enter Binary Tree with '/': </text:p>
            <text:p text:style-name="P62">ab//////////<text:span text:style-name="T46">abcd</text:span></text:p>
            <text:p text:style-name="P61"/>
            <text:p text:style-name="P61">Entered Binary Tree:</text:p>
            <text:p text:style-name="P61">ab///</text:p>
            <text:p text:style-name="P61"/>
            <text:p text:style-name="P61"><text:s text:c="3"/>START running main function</text:p>
            <text:p text:style-name="P61"><text:s text:c="3"/>Left isn`t empty.</text:p>
            <text:p text:style-name="P61"><text:s text:c="3"/>Right is empty.</text:p>
            <text:p text:style-name="P61"><text:s text:c="3"/>Adding 'a' in vector</text:p>
            <text:p text:style-name="P61"><text:s text:c="6"/>Adding '\n' in vector</text:p>
            <text:p text:style-name="P61"><text:s text:c="6"/>Going to the next layer.</text:p>
            <text:p text:style-name="P61"><text:s text:c="9"/>Left is empty.</text:p>
            <text:p text:style-name="P61"><text:s text:c="9"/>Right is empty.</text:p>
            <text:p text:style-name="P61"><text:s text:c="9"/>Adding 'b' in vector</text:p>
            <text:p text:style-name="P61"><text:s text:c="12"/>It is the end of queue.</text:p>
            <text:p text:style-name="P61"><text:s text:c="12"/>End of function.</text:p>
            <text:p text:style-name="P61"><text:s text:c="9"/>End of function.</text:p>
            <text:p text:style-name="P61"><text:s text:c="3"/>End of function.</text:p>
            <text:p text:style-name="P61"><text:s text:c="3"/>STOP running main function</text:p>
            <text:p text:style-name="P61"/>
            <text:p text:style-name="P61">All elements of binary tree by layers: </text:p>
            <text:p text:style-name="P61">[] a </text:p>
            <text:p text:style-name="P61">[][] b</text:p>
          </table:table-cell>
          <table:table-cell table:style-name="Таблица3.D1" office:value-type="string">
            <text:p text:style-name="P63">При <text:span text:style-name="T46">вводе <text:s/>чрезмерного количества символов</text:span></text:p>
          </table:table-cell>
        </table:table-row>
      </table:table>
      <text:p text:style-name="P30"/>
      <text:p text:style-name="P31"><text:tab/><text:span text:style-name="T26">Выводы.</text:span></text:p>
      <text:p text:style-name="P32"><text:tab/>Были изучен<text:span text:style-name="T30">ы</text:span> и опробован<text:span text:style-name="T30">ы</text:span> <text:span text:style-name="T30">различные методы </text:span>работ<text:span text:style-name="T30">ы</text:span> с <text:span text:style-name="T47">бинарными деревьями</text:span> <text:span text:style-name="T29">на языке С++</text:span>. Была создана программа<text:span text:style-name="T30"> </text:span>для реализации <text:span text:style-name="T30">и работы с бинарными деревьями</text:span>, использующая, <text:span text:style-name="T30">как </text:span><text:s/>рекурсивные функции, <text:span text:style-name="T30">так</text:span> <text:span text:style-name="T30">и функции не рекурсивной природы</text:span>.</text:p>
      <text:p text:style-name="P53"><text:span text:style-name="Название_20_книги"><text:span text:style-name="T2">Пр</text:span></text:span><text:span text:style-name="Название_20_книги"><text:span text:style-name="T3">иложение <text:s/>с кодом</text:span></text:span></text:p>
      <text:p text:style-name="P16"><text:span text:style-name="Название_20_книги"><text:span text:style-name="T4"/></text:span></text:p>
      <text:p text:style-name="P23">main.cpp :</text:p>
      <text:p text:style-name="P51">#include "headers.h"</text:p>
      <text:p text:style-name="P51"/>
      <text:p text:style-name="P51">int main()</text:p>
      <text:p text:style-name="P51">{</text:p>
      <text:p text:style-name="P51"><text:s text:c="4"/>vector&lt;BTree&lt;char&gt;*&gt; queue; <text:s text:c="2"/>// очередь указателей на деревья</text:p>
      <text:p text:style-name="P51"><text:s text:c="4"/>vector&lt;char&gt; for_print; // очередь, куда будут записываться элементы в порядке их вывода</text:p>
      <text:p text:style-name="P51"><text:s text:c="4"/>int depth = 1;</text:p>
      <text:p text:style-name="P51"><text:s text:c="4"/>BTree&lt;char&gt; *a;</text:p>
      <text:p text:style-name="P51"/>
      <text:p text:style-name="P51"><text:s text:c="4"/>setlocale(LC_ALL, "rus"); // подключен русский язык</text:p>
      <text:p text:style-name="P51"/>
      <text:p text:style-name="P51"><text:s text:c="4"/>queue.reserve(8); <text:s text:c="5"/>// изменили емкость векторов, чтобы уменьшить время работы программы</text:p>
      <text:p text:style-name="P51"><text:s text:c="4"/>for_print.reserve(15); // будет меньше вызовов методов, перевыделяющих память (для любых 4-уровневых деревьев (и меньше) перевыделения вообще не будет)</text:p>
      <text:p text:style-name="P51"/>
      <text:p text:style-name="P51"><text:s text:c="4"/>cout &lt;&lt; "Enter Binary Tree with \'/\': " &lt;&lt; endl;</text:p>
      <text:p text:style-name="P51"><text:s text:c="4"/>a = readBT&lt;char&gt;(); // явно указываем тип, т.к. нет никаких аргументов, по которым компилятор мог бы вычислить тип сам</text:p>
      <text:p text:style-name="P51"><text:s text:c="4"/>cout &lt;&lt; endl;</text:p>
      <text:p text:style-name="P51"/>
      <text:p text:style-name="P51"><text:s text:c="4"/>cout &lt;&lt; "Entered Binary Tree:\n";</text:p>
      <text:p text:style-name="P51"><text:s text:c="4"/>writeBT(a); // а здесь компилятор уже сам видит тип</text:p>
      <text:p text:style-name="P51"><text:s text:c="4"/>cout &lt;&lt; "\n\n";</text:p>
      <text:p text:style-name="P51"/>
      <text:p text:style-name="P51"><text:s text:c="4"/>if(!is_nullptr(a)) // заносим в очередь указатель на основное дерево и nullptr, чтобы отделить первый уровень</text:p>
      <text:p text:style-name="P51"><text:s text:c="4"/>{</text:p>
      <text:p text:style-name="P51"><text:s text:c="8"/>queue.push_back(a);</text:p>
      <text:p text:style-name="P51"><text:s text:c="8"/>queue.push_back(nullptr);</text:p>
      <text:p text:style-name="P51"><text:s text:c="4"/>}</text:p>
      <text:p text:style-name="P51"/>
      <text:p text:style-name="P51"><text:s text:c="4"/>cout &lt;&lt; " <text:s text:c="2"/>START running main function" &lt;&lt; endl;</text:p>
      <text:p text:style-name="P51"><text:s text:c="4"/>write_tree_in_vector(&amp;queue, &amp;for_print, 1);</text:p>
      <text:p text:style-name="P51"><text:s text:c="4"/>cout &lt;&lt; " <text:s text:c="2"/>STOP running main function\n" &lt;&lt; endl;</text:p>
      <text:p text:style-name="P51"/>
      <text:p text:style-name="P51"/>
      <text:p text:style-name="P51"><text:s text:c="4"/>cout &lt;&lt; "All elements of binary tree by layers: " &lt;&lt; endl;</text:p>
      <text:p text:style-name="P51"><text:s text:c="4"/>print_tree_by_layers(&amp;for_print);</text:p>
      <text:p text:style-name="P51"/>
      <text:p text:style-name="P51"><text:s text:c="4"/>for_print.clear();</text:p>
      <text:p text:style-name="P51"><text:s text:c="4"/>destroy (a);</text:p>
      <text:p text:style-name="P51"/>
      <text:p text:style-name="P51"><text:s text:c="4"/>return 0;</text:p>
      <text:p text:style-name="P51">}</text:p>
      <text:p text:style-name="P51"/>
      <text:p text:style-name="P24"><text:span text:style-name="T31">funcs</text:span>.<text:span text:style-name="T53">inl</text:span> :</text:p>
      <text:p text:style-name="P24"/>
      <text:p text:style-name="P26"/>
      <text:p text:style-name="P26">template&lt;typename T&gt;</text:p>
      <text:p text:style-name="P26">bool is_nullptr(BTree&lt;T&gt;* a) // проврка указателя на nullptr</text:p>
      <text:p text:style-name="P26">{return a == nullptr;}</text:p>
      <text:p text:style-name="P26"/>
      <text:p text:style-name="P26">template&lt;typename T&gt;</text:p>
      <text:p text:style-name="P26"><text:soft-page-break/>BTree&lt;T&gt;* ConsBT(const T x, BTree&lt;T&gt;* lst, <text:s/>BTree&lt;T&gt;* rst) // объединение корня и 2 деревьев в 1</text:p>
      <text:p text:style-name="P26">{<text:tab/></text:p>
      <text:p text:style-name="P26"><text:s text:c="4"/>BTree&lt;T&gt;* p = nullptr;</text:p>
      <text:p text:style-name="P26"><text:tab/>p = new BTree&lt;T&gt;;</text:p>
      <text:p text:style-name="P26"/>
      <text:p text:style-name="P26"><text:tab/>if (!is_nullptr(p))<text:tab/></text:p>
      <text:p text:style-name="P26"><text:s text:c="4"/>{ <text:tab/></text:p>
      <text:p text:style-name="P26"><text:tab/><text:tab/>p-&gt;m_BTroot = x;</text:p>
      <text:p text:style-name="P26"><text:tab/><text:tab/>p-&gt;m_l_tree = lst;</text:p>
      <text:p text:style-name="P26"><text:tab/><text:tab/>p-&gt;m_r_tree = rst;</text:p>
      <text:p text:style-name="P26"><text:tab/><text:tab/>return p;</text:p>
      <text:p text:style-name="P26"><text:tab/>}</text:p>
      <text:p text:style-name="P26"><text:tab/>else </text:p>
      <text:p text:style-name="P26"><text:s text:c="4"/>{</text:p>
      <text:p text:style-name="P26"><text:s text:c="8"/>cerr &lt;&lt; "Memory error!\n"; </text:p>
      <text:p text:style-name="P26"><text:s text:c="8"/>exit(1);</text:p>
      <text:p text:style-name="P26"><text:s text:c="4"/>}</text:p>
      <text:p text:style-name="P26">}</text:p>
      <text:p text:style-name="P26"/>
      <text:p text:style-name="P26">template&lt;typename T&gt;</text:p>
      <text:p text:style-name="P26">void destroy (BTree&lt;T&gt;* b) // рекурсивная очистка дерева</text:p>
      <text:p text:style-name="P26">{</text:p>
      <text:p text:style-name="P26"><text:s text:c="4"/>if (!is_nullptr(b))</text:p>
      <text:p text:style-name="P26"><text:s text:c="4"/>{</text:p>
      <text:p text:style-name="P26"><text:tab/><text:tab/>destroy (b-&gt;m_l_tree); <text:s/>// рекурсивно удалим оба поддерева</text:p>
      <text:p text:style-name="P26"><text:tab/><text:tab/>destroy (b-&gt;m_r_tree);</text:p>
      <text:p text:style-name="P26"><text:tab/><text:tab/>delete b; <text:s text:c="14"/>// и очистим память для самого дерева</text:p>
      <text:p text:style-name="P26"><text:tab/><text:tab/>b = nullptr;</text:p>
      <text:p text:style-name="P26"><text:tab/>}</text:p>
      <text:p text:style-name="P26">}</text:p>
      <text:p text:style-name="P26"/>
      <text:p text:style-name="P26">template&lt;typename T&gt;</text:p>
      <text:p text:style-name="P26">BTree&lt;T&gt;* readBT() // считывает дерево заданное с помощью '/'</text:p>
      <text:p text:style-name="P26">{<text:tab/></text:p>
      <text:p text:style-name="P26"><text:tab/>T ch;</text:p>
      <text:p text:style-name="P26"><text:tab/>BTree&lt;T&gt; *p, *q;</text:p>
      <text:p text:style-name="P26"><text:tab/>cin &gt;&gt; ch;</text:p>
      <text:p text:style-name="P26"/>
      <text:p text:style-name="P26"><text:tab/>if (ch == '/') </text:p>
      <text:p text:style-name="P26"><text:tab/><text:tab/>return nullptr;</text:p>
      <text:p text:style-name="P26"><text:tab/>else </text:p>
      <text:p text:style-name="P26"><text:tab/>{</text:p>
      <text:p text:style-name="P26"><text:tab/><text:tab/>p = readBT&lt;T&gt;(); // будущее левое дерево</text:p>
      <text:p text:style-name="P26"><text:tab/><text:tab/>q = readBT&lt;T&gt;(); // будущее правое дерево</text:p>
      <text:p text:style-name="P26"><text:tab/><text:tab/>return ConsBT(ch, p, q);</text:p>
      <text:p text:style-name="P26"><text:tab/>}</text:p>
      <text:p text:style-name="P26">}</text:p>
      <text:p text:style-name="P26"/>
      <text:p text:style-name="P26">template&lt;typename T&gt;</text:p>
      <text:p text:style-name="P26">void writeBT(BTree&lt;T&gt; *b) </text:p>
      <text:p text:style-name="P26">{<text:tab/></text:p>
      <text:p text:style-name="P26"><text:tab/>if (!is_nullptr(b)) </text:p>
      <text:p text:style-name="P26"><text:s text:c="4"/>{</text:p>
      <text:p text:style-name="P26"><text:tab/><text:tab/>cout &lt;&lt; b-&gt;get_BTroot();</text:p>
      <text:p text:style-name="P26"><text:tab/><text:tab/>writeBT(b-&gt;get_left());</text:p>
      <text:p text:style-name="P26"><text:tab/><text:tab/>writeBT(b-&gt;get_right());</text:p>
      <text:p text:style-name="P26"><text:tab/>}</text:p>
      <text:p text:style-name="P26"><text:tab/>else cout &lt;&lt; '/';</text:p>
      <text:p text:style-name="P26">}</text:p>
      <text:p text:style-name="P26"/>
      <text:p text:style-name="P26"/>
      <text:p text:style-name="P26"/>
      <text:p text:style-name="P25"><text:soft-page-break/><text:span text:style-name="T31">my_funcs</text:span>.<text:span text:style-name="T53">inl</text:span> : </text:p>
      <text:p text:style-name="P27"/>
      <text:p text:style-name="P27">void print_empty_depth(int depth) // просто печатает пробелы в количестве глубины</text:p>
      <text:p text:style-name="P27">{</text:p>
      <text:p text:style-name="P27"><text:s text:c="4"/>for (int j = 0; j &lt; depth; j++)</text:p>
      <text:p text:style-name="P27"><text:s text:c="8"/>cout &lt;&lt; " <text:s text:c="2"/>";</text:p>
      <text:p text:style-name="P27"><text:s text:c="4"/>return;</text:p>
      <text:p text:style-name="P27">}</text:p>
      <text:p text:style-name="P27"/>
      <text:p text:style-name="P27">template&lt;typename T&gt;</text:p>
      <text:p text:style-name="P27">void write_tree_in_vector(vector&lt;BTree&lt;T&gt;*&gt; *queue, vector&lt;T&gt; *for_print, int depth) // используя очередь, записывает элементы в нужном порядке в вектор for_print</text:p>
      <text:p text:style-name="P27">{</text:p>
      <text:p text:style-name="P27"><text:s text:c="4"/>if (queue-&gt;empty()) // если очередь подана пустой</text:p>
      <text:p text:style-name="P27"><text:s text:c="4"/>{</text:p>
      <text:p text:style-name="P27"><text:s text:c="8"/>print_empty_depth(depth);</text:p>
      <text:p text:style-name="P27"><text:s text:c="8"/>cout &lt;&lt; "Queue is empty. Stop working..." &lt;&lt; endl;</text:p>
      <text:p text:style-name="P27"/>
      <text:p text:style-name="P27"><text:s text:c="8"/>return; // то выполнение останавливается</text:p>
      <text:p text:style-name="P27"><text:s text:c="4"/>}</text:p>
      <text:p text:style-name="P27"/>
      <text:p text:style-name="P27"><text:s text:c="4"/>if (is_nullptr(queue-&gt;at(0))) // nullptr в очереди = отделить уровни</text:p>
      <text:p text:style-name="P27"><text:s text:c="4"/>{</text:p>
      <text:p text:style-name="P27"><text:s text:c="8"/>if(queue-&gt;size() == 1) // чтобы не было бесконечного цикла в конце</text:p>
      <text:p text:style-name="P27"><text:s text:c="8"/>{</text:p>
      <text:p text:style-name="P27"><text:s text:c="12"/>print_empty_depth(depth);</text:p>
      <text:p text:style-name="P27"><text:s text:c="12"/>cout &lt;&lt; "It is the end of queue." &lt;&lt; endl;</text:p>
      <text:p text:style-name="P27"/>
      <text:p text:style-name="P27"><text:s text:c="12"/>queue-&gt;clear();</text:p>
      <text:p text:style-name="P27"/>
      <text:p text:style-name="P27"><text:s text:c="12"/>print_empty_depth(depth);</text:p>
      <text:p text:style-name="P27"><text:s text:c="12"/>cout &lt;&lt; "End of function." &lt;&lt; endl;</text:p>
      <text:p text:style-name="P27"/>
      <text:p text:style-name="P27"><text:s text:c="12"/>return;</text:p>
      <text:p text:style-name="P27"><text:s text:c="8"/>}</text:p>
      <text:p text:style-name="P27"><text:s text:c="8"/></text:p>
      <text:p text:style-name="P27"><text:s text:c="8"/>print_empty_depth(depth);</text:p>
      <text:p text:style-name="P27"><text:s text:c="8"/>cout &lt;&lt; "Adding \'\\n\' in vector" &lt;&lt; endl;</text:p>
      <text:p text:style-name="P27"/>
      <text:p text:style-name="P27"><text:s text:c="8"/>for_print-&gt;push_back('\n'); // записали перенос строки в вектор для вывода</text:p>
      <text:p text:style-name="P27"/>
      <text:p text:style-name="P27"><text:s text:c="8"/>queue-&gt;erase(queue-&gt;begin()); // удалили nullptr из начала</text:p>
      <text:p text:style-name="P27"><text:s text:c="8"/>queue-&gt;push_back(nullptr); // записали в конец nullptr, чтобы отделить следующий уровень</text:p>
      <text:p text:style-name="P27"/>
      <text:p text:style-name="P27"><text:s text:c="8"/>print_empty_depth(depth);</text:p>
      <text:p text:style-name="P27"><text:s text:c="8"/>cout &lt;&lt; "Going to the next layer." &lt;&lt; endl;</text:p>
      <text:p text:style-name="P27"/>
      <text:p text:style-name="P27"><text:s text:c="8"/>write_tree_in_vector(queue, for_print, depth + 1); // вызвали эту же функцию</text:p>
      <text:p text:style-name="P27"><text:s text:c="8"/>return;</text:p>
      <text:p text:style-name="P27"><text:s text:c="4"/>} </text:p>
      <text:p text:style-name="P27"/>
      <text:p text:style-name="P27"><text:s text:c="4"/>if(!is_nullptr((queue-&gt;at(0))-&gt;get_left())) // если есть левое поддерево</text:p>
      <text:p text:style-name="P27"><text:s text:c="4"/>{</text:p>
      <text:p text:style-name="P27"><text:s text:c="8"/>print_empty_depth(depth);</text:p>
      <text:p text:style-name="P27"><text:s text:c="8"/>cout &lt;&lt; "Left isn`t empty." &lt;&lt; endl;</text:p>
      <text:p text:style-name="P27"/>
      <text:p text:style-name="P27"><text:soft-page-break/><text:s text:c="8"/>queue-&gt;push_back((queue-&gt;at(0))-&gt;get_left()); // добавляем в конец очереди указатель на него</text:p>
      <text:p text:style-name="P27"><text:s text:c="4"/>}</text:p>
      <text:p text:style-name="P27"><text:s text:c="4"/>else</text:p>
      <text:p text:style-name="P27"><text:s text:c="4"/>{</text:p>
      <text:p text:style-name="P27"><text:s text:c="8"/>print_empty_depth(depth);</text:p>
      <text:p text:style-name="P27"><text:s text:c="8"/>cout &lt;&lt; "Left is empty." &lt;&lt; endl;</text:p>
      <text:p text:style-name="P27"><text:s text:c="4"/>}</text:p>
      <text:p text:style-name="P27"><text:s text:c="4"/></text:p>
      <text:p text:style-name="P27"/>
      <text:p text:style-name="P27"><text:s text:c="4"/>if(!is_nullptr((queue-&gt;at(0))-&gt;get_right())) // если есть правое поддерево</text:p>
      <text:p text:style-name="P27"><text:s text:c="4"/>{</text:p>
      <text:p text:style-name="P27"><text:s text:c="8"/>print_empty_depth(depth);</text:p>
      <text:p text:style-name="P27"><text:s text:c="8"/>cout &lt;&lt; "Right isn`t empty." &lt;&lt; endl;</text:p>
      <text:p text:style-name="P27"/>
      <text:p text:style-name="P27"><text:s text:c="8"/>queue-&gt;push_back((queue-&gt;at(0))-&gt;get_right());// добавляем в конец очереди указатель на него</text:p>
      <text:p text:style-name="P27"><text:s text:c="4"/>}</text:p>
      <text:p text:style-name="P27"><text:s text:c="4"/>else</text:p>
      <text:p text:style-name="P27"><text:s text:c="4"/>{</text:p>
      <text:p text:style-name="P27"><text:s text:c="8"/>print_empty_depth(depth);</text:p>
      <text:p text:style-name="P27"><text:s text:c="8"/>cout &lt;&lt; "Right is empty." &lt;&lt; endl;</text:p>
      <text:p text:style-name="P27"><text:s text:c="4"/>}</text:p>
      <text:p text:style-name="P27"><text:s text:c="4"/></text:p>
      <text:p text:style-name="P27"/>
      <text:p text:style-name="P27"><text:s text:c="4"/>print_empty_depth(depth);</text:p>
      <text:p text:style-name="P27"><text:s text:c="4"/>cout &lt;&lt; "Adding \'" &lt;&lt; (queue-&gt;at(0))-&gt;get_BTroot() &lt;&lt; "\' in vector" &lt;&lt; endl;</text:p>
      <text:p text:style-name="P27"/>
      <text:p text:style-name="P27"><text:s text:c="4"/>for_print-&gt;push_back((queue-&gt;at(0))-&gt;get_BTroot()); // записываем корень рассматриваемого дерева</text:p>
      <text:p text:style-name="P27"/>
      <text:p text:style-name="P27"><text:s text:c="4"/>queue-&gt;erase(queue-&gt;begin()); // удаляем из очереди первый указатель</text:p>
      <text:p text:style-name="P27"/>
      <text:p text:style-name="P27"><text:s text:c="4"/>write_tree_in_vector(queue, for_print , depth + 1); // вызываем эту же функцию</text:p>
      <text:p text:style-name="P27"/>
      <text:p text:style-name="P27"><text:s text:c="4"/>print_empty_depth(depth);</text:p>
      <text:p text:style-name="P27"><text:s text:c="4"/>cout &lt;&lt; "End of function." &lt;&lt; endl;</text:p>
      <text:p text:style-name="P27"/>
      <text:p text:style-name="P27"><text:s text:c="4"/>return;</text:p>
      <text:p text:style-name="P27">}</text:p>
      <text:p text:style-name="P27"/>
      <text:p text:style-name="P27">template&lt;typename T&gt;</text:p>
      <text:p text:style-name="P27">void print_tree_by_layers(vector&lt;T&gt; *for_print) // выписывает дерево по слоям из вектора for_print</text:p>
      <text:p text:style-name="P27">{</text:p>
      <text:p text:style-name="P27"><text:s text:c="4"/>if (!for_print-&gt;size())</text:p>
      <text:p text:style-name="P27"><text:s text:c="4"/>{</text:p>
      <text:p text:style-name="P27"><text:s text:c="8"/>cout &lt;&lt; endl;</text:p>
      <text:p text:style-name="P27"><text:s text:c="8"/>cout &lt;&lt; "(binary tree is empty)" &lt;&lt; endl;</text:p>
      <text:p text:style-name="P27"><text:s text:c="8"/>return;</text:p>
      <text:p text:style-name="P27"><text:s text:c="4"/>}</text:p>
      <text:p text:style-name="P27"/>
      <text:p text:style-name="P27"><text:s text:c="4"/>unsigned short int depth = 2;</text:p>
      <text:p text:style-name="P27"/>
      <text:p text:style-name="P27"><text:s text:c="4"/>cout &lt;&lt; "[]"; // чтобы главный корень тоже выводился с отступом</text:p>
      <text:p text:style-name="P27"/>
      <text:p text:style-name="P27"><text:s text:c="4"/>for (int i = 0; i &lt; for_print-&gt;size(); i++)</text:p>
      <text:p text:style-name="P27"><text:s text:c="4"/>{ <text:s text:c="6"/></text:p>
      <text:p text:style-name="P27"><text:s text:c="8"/>cout &lt;&lt; " " &lt;&lt; for_print-&gt;at(i); // выводим элемент из вектора</text:p>
      <text:p text:style-name="P27"/>
      <text:p text:style-name="P27"><text:soft-page-break/><text:s text:c="8"/>if (for_print-&gt;at(i) == '\n') // если перенос строки - печатаем и глубину уровня</text:p>
      <text:p text:style-name="P27"><text:s text:c="8"/>{</text:p>
      <text:p text:style-name="P27"><text:s text:c="12"/>for (int j = 0; j &lt; depth; j++)</text:p>
      <text:p text:style-name="P27"><text:s text:c="16"/>cout &lt;&lt; "[]";</text:p>
      <text:p text:style-name="P27"><text:s text:c="12"/>depth += 1;</text:p>
      <text:p text:style-name="P27"><text:s text:c="8"/>}</text:p>
      <text:p text:style-name="P27"><text:s text:c="4"/>}</text:p>
      <text:p text:style-name="P27"><text:s text:c="4"/>cout &lt;&lt; endl;</text:p>
      <text:p text:style-name="P27">}</text:p>
      <text:p text:style-name="P27"/>
      <text:p text:style-name="P27"/>
      <text:p text:style-name="P29"><text:span text:style-name="T33">headers.h</text:span><text:span text:style-name="T32"> :</text:span> </text:p>
      <text:p text:style-name="P28">#ifndef HEADERS_H</text:p>
      <text:p text:style-name="P28">#define HEADERS_H</text:p>
      <text:p text:style-name="P28">#include &lt;iostream&gt;</text:p>
      <text:p text:style-name="P28">#include &lt;vector&gt;</text:p>
      <text:p text:style-name="P28"/>
      <text:p text:style-name="P28">using namespace std;</text:p>
      <text:p text:style-name="P28"/>
      <text:p text:style-name="P28">template&lt;class T&gt;</text:p>
      <text:p text:style-name="P28">class BTree</text:p>
      <text:p text:style-name="P28">{</text:p>
      <text:p text:style-name="P28">private:</text:p>
      <text:p text:style-name="P28">public:</text:p>
      <text:p text:style-name="P28"><text:s text:c="4"/>BTree* m_l_tree = nullptr;</text:p>
      <text:p text:style-name="P28"><text:s text:c="4"/>BTree* m_r_tree = nullptr;</text:p>
      <text:p text:style-name="P28"><text:s text:c="4"/>T m_BTroot = '\0';</text:p>
      <text:p text:style-name="P28"/>
      <text:p text:style-name="P28"><text:s text:c="4"/>BTree* get_left() {return m_l_tree;};</text:p>
      <text:p text:style-name="P28"><text:s text:c="4"/>BTree* get_right() {return m_r_tree;};</text:p>
      <text:p text:style-name="P28"><text:s text:c="4"/>T get_BTroot() {return m_BTroot;};</text:p>
      <text:p text:style-name="P28">};</text:p>
      <text:p text:style-name="P28"/>
      <text:p text:style-name="P28">#include "funcs.inl" </text:p>
      <text:p text:style-name="P28">#include "my_funcs.inl"</text:p>
      <text:p text:style-name="P28">#endi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1" svg:font-family="Calibri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, Terminal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>
      <style:paragraph-properties fo:text-align="justify" style:justify-single-word="false" fo:orphans="0" fo:widows="0" style:text-autospace="none"/>
      <style:text-properties style:font-name="a_Timer" fo:font-family="a_Timer, Terminal" style:font-family-generic="roman" style:font-pitch="variable" fo:language="en" fo:country="US" style:font-name-complex="a_Timer" style:font-family-complex="a_Timer, Terminal" style:font-family-generic-complex="roman" style:font-pitch-complex="variable"/>
    </style:style>
    <style:style style:name="Обычный_20__2b__20_14_20_pt" style:display-name="Обычный + 14 pt" style:family="paragraph" style:parent-style-name="Квадрат3">
      <style:paragraph-properties fo:margin-left="0cm" fo:margin-right="-1.245cm" fo:line-height="120%" fo:text-indent="0cm" style:auto-text-indent="false"/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MP3" style:family="paragraph" style:parent-style-name="Footer">
      <style:text-properties officeooo:rsid="003fcc54" officeooo:paragraph-rsid="003fcc54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13</text:page-number></text:p>
        <text:p text:style-name="MP3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dc:subject/>
    <meta:keyword/>
    <meta:initial-creator>SAP</meta:initial-creator>
    <meta:creation-date>2015-11-10T19:52:00</meta:creation-date>
    <dc:date>2020-10-11T16:11:18.991275319</dc:date>
    <meta:print-date>2015-07-17T12:06:00</meta:print-date>
    <meta:editing-cycles>39</meta:editing-cycles>
    <meta:editing-duration>P1DT9H26M25S</meta:editing-duration>
    <meta:generator>LibreOffice/6.0.7.3$Linux_X86_64 LibreOffice_project/00m0$Build-3</meta:generator>
    <meta:document-statistic meta:table-count="4" meta:image-count="0" meta:object-count="0" meta:page-count="16" meta:paragraph-count="514" meta:word-count="2516" meta:character-count="20989" meta:non-whitespace-character-count="14514"/>
  </office:meta>
</office:document-meta>
</file>